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24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2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23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23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2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22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21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21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21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618" calcext:value-type="float">
            <text:p>7.53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3956" calcext:value-type="float">
            <text:p>5.74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782" calcext:value-type="float">
            <text:p>5.41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9624" calcext:value-type="float">
            <text:p>5.1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863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04" meta:object-count="0"/>
    <meta:user-defined meta:name="AppVersion">3.0</meta:user-defined>
  </office:meta>
</office:document-meta>
</file>